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7575" officeooo:paragraph-rsid="001a7575"/>
    </style:style>
    <style:style style:name="P2" style:family="paragraph" style:parent-style-name="Standard">
      <style:text-properties officeooo:rsid="001a7575" officeooo:paragraph-rsid="001a7575"/>
    </style:style>
    <style:style style:name="P3" style:family="paragraph" style:parent-style-name="Standard">
      <style:text-properties officeooo:rsid="001a7575" officeooo:paragraph-rsid="001a7575"/>
    </style:style>
    <style:style style:name="P4" style:family="paragraph" style:parent-style-name="Standard">
      <style:text-properties officeooo:rsid="001b7255" officeooo:paragraph-rsid="001b7255"/>
    </style:style>
    <style:style style:name="P5" style:family="paragraph" style:parent-style-name="Standard">
      <style:text-properties officeooo:rsid="001c91e1" officeooo:paragraph-rsid="001c91e1"/>
    </style:style>
    <style:style style:name="P6" style:family="paragraph" style:parent-style-name="Standard">
      <style:text-properties officeooo:rsid="001c91e1" officeooo:paragraph-rsid="001d8c39"/>
    </style:style>
    <style:style style:name="P7" style:family="paragraph" style:parent-style-name="Standard">
      <style:text-properties officeooo:rsid="001d8c39" officeooo:paragraph-rsid="001d8c39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d8c39" officeooo:paragraph-rsid="001d8c39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e2447" officeooo:paragraph-rsid="001e2447" style:font-weight-asian="normal" style:font-weight-complex="normal"/>
    </style:style>
    <style:style style:name="P10" style:family="paragraph" style:parent-style-name="Standard">
      <style:text-properties officeooo:paragraph-rsid="001d8c39"/>
    </style:style>
    <style:style style:name="T1" style:family="text">
      <style:text-properties officeooo:rsid="001b72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255" style:font-weight-asian="bold" style:font-weight-complex="bold"/>
    </style:style>
    <style:style style:name="T4" style:family="text">
      <style:text-properties officeooo:rsid="001c91e1"/>
    </style:style>
    <style:style style:name="T5" style:family="text">
      <style:text-properties officeooo:rsid="001d8c39"/>
    </style:style>
    <style:style style:name="T6" style:family="text">
      <style:text-properties officeooo:rsid="001e2447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d8c3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Ohjeet</text:span></text:p>
      <text:p text:style-name="P2"/>
      <text:p text:style-name="P4">Kun olet navigoinut itsesi samaan kansioon, jossa sijaitsee tiedosto ”MTAATiraLabra-1.0-jar-with-dependencies”, sekä kopioinut AstarTiraLabraMaven/src/main/java/fi/wakr/util/karttakuvat/ -<text:span text:style-name="T4">osoitteessa </text:span>olevan kansion samaan paikkaan, voi ohjelman ajaa helposti komennolla <text:s/>”<text:span text:style-name="T2">java -jar -Xms6G MTAATiraLabra-1.0-jar-with-dependencies.jar</text:span>”. Tämä komento antaa <text:span text:style-name="T4">ajon ajaksi lisämuistia ohjelman ajoon, jolloin ohjelmasta tulee hieman sulavampi joillakin koneilla. Lisämuistin tarve johtuu mm. MTAA* tilavaativuudesta sekä omien tietorakenteiden toteutuksen ns. ”over headista”. Voit kuitenkin kokeilla myös ilman -Xms6G -tagia. </text:span></text:p>
      <text:p text:style-name="P4"/>
      <text:p text:style-name="P5">Ohjelman auetessa eteesi aukeaa ohjelman käyttöliittymä, jonka ylhäällä olevissa valikoissa on vaihtoehdot ”Tiedosto” ja ”Algoritmit”. ”Tiedosto”-nimeä painamalla voit avata karttakuvan, joka sijaitsee ”karttakuvat” kansiossa, jonka kopioiminen samaan kansioon jar-paketin kanssa nopeuttaa kuvien selausta. Voit valita sen jälkeen minkä tahansa .bmp-päätteisen kuvan. </text:p>
      <text:p text:style-name="P5"/>
      <text:p text:style-name="P5">HUOM. Kartat british.bmp, peliKartta5ISO.bmp sekä thesus.bmp ovat hyvin suuria kuvia, <text:span text:style-name="T6">j</text:span>oten niiden käyttö voi olla hidasta. </text:p>
      <text:p text:style-name="P5"/>
      <text:p text:style-name="P6">Esimerkiksi jos valitsemme huoneVesi.bmp-kartan, lataa ohjelma kartan keskelle ohjelmaa. <text:span text:style-name="T5">Seuraavaksi voimme valita ”Algoritmit”-valikosta haluamamme algoritmin ja klikata sitä. Valittavat algoritmit ovat Dijkstra, A* ja MT-AA*. <text:s/>Kun algoritmi on valittu, se suoritetaan ja jos piirtoa ei ollut hidastettu, niin piirto saattaa välähtää nopeasti tuottaen vain polun. ”Resetoi”-painikkeellaa saadaan polku pois ja nollattua kaikki paitsi kuva. Hidastaessamme piirtoa esimerkiksi asettamalla sen arvoksi 5 ja suorittamalla haluttu algoritmi uudestaan, ohjelma suorittaa algoritmin hidastetusti, jolloin esimerkiksi maali voidaan muuttaa klikkaamalla kesken ajon uusi sijainti maalille. </text:span></text:p>
      <text:p text:style-name="P6"/>
      <text:p text:style-name="P7">Kun hakija saavuttaa maalin, se pyyhkii analysoidut solmut pois ja piirtää lyhyimmän polun lähdöstä maaliin. Kartan yläpuolella oleva prosessipalkki kertoo, onko algoritmi saavuttanut maalinsa ja ”Ajossa kesti:” kertoo kuinka monta sekuntia maaliin pääsyssä kesti. </text:p>
      <text:p text:style-name="P5"/>
      <text:p text:style-name="P8">Syöte</text:p>
      <text:p text:style-name="P8"/>
      <text:p text:style-name="P9">Ohjelman syötteenä käytetään .bmp kuvia, joissa on valkoisella vapaat alueet, sinisellä vedet, mustalla kulkemattomat, vihreänä pikselinä lähtö ja punaisena pikselinä maali. Esimerkkikarttoja on ”karttakuvat”-kansiossa.</text:p>
      <text:p text:style-name="P8"/>
      <text:p text:style-name="P8">Polut</text:p>
      <text:p text:style-name="P8"/>
      <text:p text:style-name="P9">Projektin rakenteessa kuvat sijaitsevat <text:span text:style-name="T3">AstarTiraLabraMaven/src/main/java/fi/wakr/util/karttakuvat/ </text:span>ja jar-paketti <text:span text:style-name="T2">AstarTiraLabraMaven/target/</text:span>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7575" officeooo:paragraph-rsid="001a75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äyttöohje</text:p>
        <text:p text:style-name="MP1">Kristian Wahlro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de </meta:initial-creator>
    <meta:creation-date>2015-02-24T19:08:19.643507289</meta:creation-date>
    <dc:date>2015-02-28T21:13:54.767255241</dc:date>
    <dc:creator>Kride </dc:creator>
    <meta:editing-duration>PT11M3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291" meta:character-count="2465" meta:non-whitespace-character-count="2465"/>
  </office:meta>
</office:document-meta>
</file>